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Text_20_body" style:list-style-name="L2">
      <style:paragraph-properties fo:margin-top="0in" fo:margin-bottom="0in"/>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Text_20_body" style:list-style-name="L3">
      <style:paragraph-properties fo:margin-top="0in" fo:margin-bottom="0in"/>
    </style:style>
    <style:style style:name="P54" style:family="paragraph" style:parent-style-name="Text_20_body" style:list-style-name="L4">
      <style:paragraph-properties fo:margin-top="0in" fo:margin-bottom="0in"/>
    </style:style>
    <style:style style:name="P55" style:family="paragraph" style:parent-style-name="Text_20_body" style:list-style-name="L5">
      <style:paragraph-properties fo:margin-top="0in" fo:margin-bottom="0in"/>
    </style:style>
    <style:style style:name="P56" style:family="paragraph" style:parent-style-name="Text_20_body" style:list-style-name="L6">
      <style:paragraph-properties fo:margin-top="0in" fo:margin-bottom="0in"/>
    </style:style>
    <style:style style:name="P57" style:family="paragraph" style:parent-style-name="Text_20_body" style:list-style-name="L7">
      <style:paragraph-properties fo:margin-top="0in" fo:margin-bottom="0in"/>
    </style:style>
    <style:style style:name="P58" style:family="paragraph" style:parent-style-name="Text_20_body" style:list-style-name="L8">
      <style:paragraph-properties fo:margin-top="0in" fo:margin-bottom="0in"/>
    </style:style>
    <style:style style:name="P59" style:family="paragraph" style:parent-style-name="Text_20_body" style:list-style-name="L9">
      <style:paragraph-properties fo:margin-top="0in" fo:margin-bottom="0in"/>
    </style:style>
    <style:style style:name="P60" style:family="paragraph" style:parent-style-name="Preformatted_20_Text">
    </style:style>
    <style:style style:name="P61" style:family="paragraph" style:parent-style-name="Preformatted_20_Text">
    </style:style>
  </office:automatic-styles>
  <office:body>
    <office:text>
      <text:p text:style-name="Title">Practicing if and switch</text:p>
      <text:p text:style-name="Author"><text:a xlink:type="simple" xlink:href="https://csci-1301.github.io/about#authors" office:name=""><text:span text:style-name="Definition">https://csci-1301.github.io/about#authors</text:span></text:a></text:p>
      <text:p text:style-name="Date">January 17, 2023 (03:24: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ext:span text:style-name="KeywordTok">if</text:span> statements,</text:p>
        </text:list-item>
        <text:list-item>
          <text:p text:style-name="P1">To help you practise <text:span text:style-name="KeywordTok">switch</text:span> statements,</text:p>
        </text:list-item>
        <text:list-item>
          <text:p text:style-name="P1">To help you understanding whenever <text:span text:style-name="KeywordTok">switch</text:span> or <text:span text:style-name="KeywordTok">if</text:span> should be used for simple problems,</text:p>
        </text:list-item>
        <text:list-item>
          <text:p text:style-name="P1">(Optional) to help you understanding the conditional operator,</text:p>
        </text:list-item>
        <text:list-item>
          <text:p text:style-name="P1">(Optional) to introduce you to the <text:span text:style-name="NormalTok">ToUpper</text:span> method.</text:p>
        </text:list-item>
      </text:list>
      <text:h text:style-name="Heading_20_1" text:outline-level="1"><text:bookmark-start text:name="mastering-the-switch-statement"/>Mastering the <text:span text:style-name="KeywordTok">switch</text:span> statement<text:bookmark-end text:name="mastering-the-switch-statement"/></text:h>
      <text:p text:style-name="First_20_paragraph">Consider the following code:</text:p>
      <text:p text:style-name="P2">// We ask the user to enter the day of the week:</text:p>
      <text:p text:style-name="P3">Console.WriteLine("Please enter the day of the week.");</text:p>
      <text:p text:style-name="P4">// Note that anything that is not spelled exactly as </text:p>
      <text:p text:style-name="P5">// in the switch statement will be treated by the </text:p>
      <text:p text:style-name="P6">// default case.</text:p>
      <text:p text:style-name="P7"/>
      <text:p text:style-name="P8">// We read from the user:</text:p>
      <text:p text:style-name="P9">string string_day = Console.ReadLine();</text:p>
      <text:p text:style-name="P10"/>
      <text:p text:style-name="P11">// Variable where the result of our computation will be stored:</text:p>
      <text:p text:style-name="P12">int num_day;</text:p>
      <text:p text:style-name="P13"/>
      <text:p text:style-name="P14">// Switch statement to map textual description of the day </text:p>
      <text:p text:style-name="P15">// (e.g., "Monday", "Tuesday", …) to its number (1, 2, …).</text:p>
      <text:p text:style-name="P16">switch (string_day)</text:p>
      <text:p text:style-name="P17">{</text:p>
      <text:p text:style-name="P18"><text:s text:c="4"/>case ("Monday"):</text:p>
      <text:p text:style-name="P19"><text:s text:c="8"/>num_day = 1;</text:p>
      <text:p text:style-name="P20"><text:s text:c="8"/>break;</text:p>
      <text:p text:style-name="P21"><text:s text:c="4"/>case ("Tuesday"):</text:p>
      <text:p text:style-name="P22"><text:s text:c="8"/>num_day = 2;</text:p>
      <text:p text:style-name="P23"><text:s text:c="8"/>break;</text:p>
      <text:p text:style-name="P24"><text:s text:c="4"/>case ("Wednesday"):</text:p>
      <text:p text:style-name="P25"><text:s text:c="8"/>num_day = 3;</text:p>
      <text:p text:style-name="P26"><text:s text:c="8"/>break;</text:p>
      <text:p text:style-name="P27"><text:s text:c="4"/>case ("Thursday"):</text:p>
      <text:p text:style-name="P28"><text:s text:c="8"/>num_day = 4;</text:p>
      <text:p text:style-name="P29"><text:s text:c="8"/>break;</text:p>
      <text:p text:style-name="P30"><text:s text:c="4"/>case ("Friday"):</text:p>
      <text:p text:style-name="P31"><text:s text:c="8"/>num_day = 5;</text:p>
      <text:p text:style-name="P32"><text:s text:c="8"/>break;</text:p>
      <text:p text:style-name="P33"><text:s text:c="4"/>case ("Saturday"):</text:p>
      <text:p text:style-name="P34"><text:s text:c="8"/>num_day = 6;</text:p>
      <text:p text:style-name="P35"><text:s text:c="8"/>break;</text:p>
      <text:p text:style-name="P36"><text:s text:c="4"/>case ("Sunday"):</text:p>
      <text:p text:style-name="P37"><text:s text:c="8"/>num_day = 7;</text:p>
      <text:p text:style-name="P38"><text:s text:c="8"/>break;</text:p>
      <text:p text:style-name="P39"><text:s text:c="4"/>default:</text:p>
      <text:p text:style-name="P40"><text:s text:c="8"/>num_day = -1; // This is an error code.</text:p>
      <text:p text:style-name="P41"><text:s text:c="8"/>break;</text:p>
      <text:p text:style-name="P42">}</text:p>
      <text:p text:style-name="P43"/>
      <text:p text:style-name="P44">// We display the number corresponding to the day entered:</text:p>
      <text:p text:style-name="P45">Console.WriteLine("The number corresponding to " + string_day + " is " + num_day + ".");</text:p>
      <text:p text:style-name="First_20_paragraph">You can download it <text:a xlink:type="simple" xlink:href="labs/IfAndSwitch/day_of_the_week.zip" office:name=""><text:span text:style-name="Definition">as a solution</text:span></text:a> (that also contains the solution to the problems asked below. Make sure you open <text:span text:style-name="NormalTok">day_of_the_week</text:span> and not <text:span text:style-name="NormalTok">day_of_the_week_solution</text:span> first).</text:p>
      <text:p text:style-name="Text_20_body">Now, do the following:</text:p>
      <text:list text:style-name="L2">
        <text:list-item>
          <text:p text:style-name="P46">Test the program with various values and make sure it behaves as expected.</text:p>
        </text:list-item>
        <text:list-item>
          <text:p text:style-name="P46">Comment out the <text:span text:style-name="KeywordTok">default</text:span><text:span text:style-name="OperatorTok">:</text:span> case along with the two lines below it, and compile your program. Why is the compiler complaining?</text:p>
        </text:list-item>
        <text:list-item>
          <text:p text:style-name="P46">Restore the code to its original state.</text:p>
        </text:list-item>
        <text:list-item>
          <text:p text:style-name="P46">Change the code so that “monday” would make the value 1 get assigned to <text:span text:style-name="NormalTok">num_day</text:span>.</text:p>
        </text:list-item>
        <text:list-item>
          <text:p text:style-name="P46">Change the code so that <text:a xlink:type="simple" xlink:href="https://en.wikipedia.org/wiki/Names_of_the_days_of_the_week#Days_numbered_from_Sunday" office:name=""><text:span text:style-name="Definition">the days of the week start on Sunday</text:span></text:a>, i.e., “Sunday” causes the value 1 to get assigned to <text:span text:style-name="NormalTok">num_day</text:span>, “Monday” causes the value 2 to be assigned to <text:span text:style-name="NormalTok">num_day</text:span>, etc.</text:p>
        </text:list-item>
        <text:list-item>
          <text:p text:style-name="P46">Finally, change the last message to tell the user if the code encountered an error: use an <text:span text:style-name="KeywordTok">if</text:span> statement to display a different message if the user input did not match one of the literals in your <text:span text:style-name="KeywordTok">switch</text:span> statement.</text:p>
        </text:list-item>
      </text:list>
      <text:p text:style-name="First_20_paragraph">Here is an example of execution, where the user input is u̲n̲d̲e̲r̲l̲i̲n̲e̲d̲, and hitting “enter” is represented by ↵:</text:p>
      <text:p text:style-name="P47">Please enter the day of the week.</text:p>
      <text:p text:style-name="P48">t̲u̲e̲s̲d̲a̲y̲↵</text:p>
      <text:p text:style-name="P49">The number corresponding to tuesday is 3.</text:p>
      <text:p text:style-name="First_20_paragraph">Here is a second example:</text:p>
      <text:p text:style-name="P50">Please enter the day of the week.</text:p>
      <text:p text:style-name="P51">M̲O̲N̲D̲A̲Y̲↵</text:p>
      <text:p text:style-name="P52">I am sorry, but MONDAY does not seem to be a valid day.</text:p>
      <text:p text:style-name="First_20_paragraph">You can find an example solution in <text:a xlink:type="simple" xlink:href="labs/IfAndSwitch/day_of_the_week_solution.zip" office:name=""><text:span text:style-name="Definition">this solution</text:span></text:a> or in the archive you downloaded previously.</text:p>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The main goal is to have you practice “transforming” <text:span text:style-name="KeywordTok">if</text:span> statements into <text:span text:style-name="KeywordTok">switch</text:span> statements, and reciprocally. This will help you in memorizing both, and in understanding how to choose the most convenient to perform certain tasks.</text:p>
      <text:p text:style-name="Text_20_body">Create a new project and do the following in <text:span text:style-name="NormalTok">Main</text:span>.</text:p>
      <text:list text:style-name="L3">
        <text:list-item>
          <text:p text:style-name="P53">Declare and initialize following variables:</text:p>
          <text:list text:style-name="L4">
            <text:list-item>
              <text:p text:style-name="P54">a <text:span text:style-name="DataTypeTok">string</text:span> variable named <text:span text:style-name="NormalTok">day</text:span></text:p>
            </text:list-item>
            <text:list-item>
              <text:p text:style-name="P54">an <text:span text:style-name="DataTypeTok">int</text:span> variable named <text:span text:style-name="NormalTok">myVar</text:span></text:p>
            </text:list-item>
            <text:list-item>
              <text:p text:style-name="P54">a <text:span text:style-name="DataTypeTok">char</text:span> variable named <text:span text:style-name="NormalTok">initial</text:span>, and</text:p>
            </text:list-item>
            <text:list-item>
              <text:p text:style-name="P54">a <text:span text:style-name="DataTypeTok">bool</text:span> variable named <text:span text:style-name="NormalTok">flag</text:span></text:p>
            </text:list-item>
          </text:list>
        </text:list-item>
        <text:list-item>
          <text:p text:style-name="P53">Set and change the value of these variables to make good tests as you progress through this problem.</text:p>
        </text:list-item>
        <text:list-item>
          <text:p text:style-name="P53">You can also display them on the screen to help you in making sure that your statements behave as they are supposed to.</text:p>
        </text:list-item>
      </text:list>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5">
        <text:list-item>
          <text:p text:style-name="P55">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55">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6">
        <text:list-item>
          <text:p text:style-name="P56">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56">Can you rewrite the previous statement as a <text:span text:style-name="KeywordTok">switch</text:span> statement? If so, do it. If not, explain why not.</text:p>
        </text:list-item>
      </text:list>
      <text:h text:style-name="Heading_20_2" text:outline-level="2"><text:bookmark-start text:name="deciding-between-condition-types"/>Deciding Between Condition Types<text:bookmark-end text:name="deciding-between-condition-types"/></text:h>
      <text:list text:style-name="L7">
        <text:list-item>
          <text:p text:style-name="P57">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57">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ial</text:span> is <text:span text:style-name="CharTok">'D'</text:span> or <text:span text:style-name="CharTok">'d'</text:span>. What is the appropriate kind of statement to do this?</text:p>
        </text:list-item>
      </text:list>
      <text:p text:style-name="First_20_paragraph">Note that you can achieve those problems both with <text:span text:style-name="KeywordTok">if</text:span> and with <text:span text:style-name="KeywordTok">switch</text:span> statements.</text:p>
      <text:h text:style-name="Heading_20_2" text:outline-level="2"><text:bookmark-start text:name="complex-conditions"/>Complex Conditions<text:bookmark-end text:name="complex-conditions"/></text:h>
      <text:list text:style-name="L8">
        <text:list-item>
          <text:p text:style-name="P58">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58">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and the <text:a xlink:type="simple" xlink:href="https://docs.microsoft.com/en-us/dotnet/api/system.char.isupper?view=net-5.0" office:name=""><text:span text:style-name="Definition">documentation</text:span></text:a> can help you with that.</text:p>
        </text:list-item>
      </text:list>
      <text:p text:style-name="First_20_paragraph">Note that you can achieve those problems only with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A <text:span text:style-name="T1">conditional operator</text:span>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Practice using the conditional operator by adding these statements to the program you developed previously:</text:p>
      <text:list text:style-name="L9">
        <text:list-item>
          <text:p text:style-name="P59">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9">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9">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toupper-method"/><text:span text:style-name="FunctionTok">ToUpper</text:span><text:span text:style-name="OperatorTok">()</text:span> Method<text:bookmark-end text:name="toupper-method"/></text:h>
      <text:p text:style-name="First_20_paragraph">C# contains a method called <text:span text:style-name="FunctionTok">ToUpper</text:span><text:span text:style-name="OperatorTok">()</text:span> in the <text:span text:style-name="DataTypeTok">string</text:span> class. You can read <text:a xlink:type="simple" xlink:href="https://learn.microsoft.com/en-us/dotnet/api/system.string.toupper?view=net-6.0" office:name=""><text:span text:style-name="Definition">its documentation</text:span></text:a>, but the simplest is probably to see an example first. The statement</text:p>
      <text:p text:style-name="P60">Console.WriteLine("Hello, world!".ToUpper());</text:p>
      <text:p text:style-name="First_20_paragraph">will display</text:p>
      <text:p text:style-name="P61">HELLO, WORLD!</text:p>
      <text:p text:style-name="First_20_paragraph">Can you use this method to make your <text:span text:style-name="KeywordTok">switch</text:span> statement <text:a xlink:type="simple" xlink:href="#mastering-the-switch-statement" office:name=""><text:span text:style-name="Definition">from the first part</text:span></text:a> accommodate any combination of uppercase and lowercase letters for the days of the week? If done properly, your program should then correctly identify that “MoNdAy”, “MONDAY”, “monday” and “Monday” all match the same valu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actic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4:45Z</meta:creation-date>
    <dc:date>2023-01-17T20:24:45Z</dc:date>
    <meta:user-defined meta:name="date" meta:value-type="string">January  17, 2023 (03:24: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